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fo:color="#000000" loext:opacity="100%" officeooo:rsid="0014819d"/>
    </style:style>
    <style:style style:name="P3" style:family="paragraph" style:parent-style-name="Standard">
      <style:text-properties fo:color="#000000" loext:opacity="100%" officeooo:rsid="0014819d" officeooo:paragraph-rsid="0014819d"/>
    </style:style>
    <style:style style:name="P4" style:family="paragraph" style:parent-style-name="Standard">
      <style:paragraph-properties style:writing-mode="lr-tb"/>
      <style:text-properties fo:color="#000000" loext:opacity="100%" officeooo:rsid="0014819d" officeooo:paragraph-rsid="0014819d"/>
    </style:style>
    <style:style style:name="P5" style:family="paragraph" style:parent-style-name="Standard">
      <style:paragraph-properties style:writing-mode="lr-tb"/>
      <style:text-properties fo:color="#000000" loext:opacity="100%" officeooo:rsid="001522c9" officeooo:paragraph-rsid="001522c9"/>
    </style:style>
    <style:style style:name="P6" style:family="paragraph" style:parent-style-name="Standard">
      <style:text-properties officeooo:rsid="001392c5" officeooo:paragraph-rsid="001392c5"/>
    </style:style>
    <style:style style:name="T1" style:family="text">
      <style:text-properties fo:color="#000000" loext:opacity="100%" officeooo:rsid="00148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quipo 13</text:p>
      <text:p text:style-name="P1">Integrante 1: Emanuel Guerra Urrea</text:p>
      <text:p text:style-name="P1">Capitulo escogido : S03E08 Goku vs Rey Piccolo</text:p>
      <text:p text:style-name="Standard"><text:line-break/><text:span text:style-name="T1">NIVEL 1.</text:span></text:p>
      <text:p text:style-name="P2"/>
      <text:p text:style-name="P3">El maestro roshi y sus acompañantes, deben buscar una de las esferas del dragón.</text:p>
      <text:p text:style-name="P4">Para esto, se tiene pensado, un nivel en donde, cada roca de la montaña, debe ser volteada presionando [Espacio] , esto, haciendolo antes de que se acabe el tiempo. Luego de encontrarla, se muestra <text:s/>un corto video, sacado de el capitulo (13:44 hasta 14:33)</text:p>
      <text:p text:style-name="P4"/>
      <text:p text:style-name="P4"/>
      <text:p text:style-name="P4">NIVEL 2.</text:p>
      <text:p text:style-name="P5">Un nivel de pelea, entre Goku y el rey piccolo.</text:p>
      <text:p text:style-name="P5">Se mueve con (W,S,A,D) Golpea con el click izquierdo, y debe mantenerse vivo hasta que el poder (KKH) se cargue en un tiempo predefinido. <text:line-break/>Despues de esto, <text:s/>se muestra el video desde (21:49 hasta 21:57)</text:p>
      <text:p text:style-name="P4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17:39:15.197919094</meta:creation-date>
    <dc:date>2025-06-04T17:50:49.860128334</dc:date>
    <meta:editing-duration>PT11M49S</meta:editing-duration>
    <meta:editing-cycles>3</meta:editing-cycles>
    <meta:generator>LibreOffice/25.2.3.2$Linux_X86_64 LibreOffice_project/bbb074479178df812d175f709636b368952c2ce3</meta:generator>
    <meta:document-statistic meta:table-count="0" meta:image-count="0" meta:object-count="0" meta:page-count="1" meta:paragraph-count="9" meta:word-count="122" meta:character-count="691" meta:non-whitespace-character-count="574"/>
  </office:meta>
</office:document-meta>
</file>